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5f8b" officeooo:paragraph-rsid="00155f8b"/>
    </style:style>
    <style:style style:name="P2" style:family="paragraph" style:parent-style-name="Standard">
      <style:paragraph-properties fo:text-align="center" style:justify-single-word="false"/>
      <style:text-properties officeooo:rsid="00155f8b" officeooo:paragraph-rsid="00155f8b"/>
    </style:style>
    <style:style style:name="P3" style:family="paragraph" style:parent-style-name="Standard">
      <style:text-properties officeooo:rsid="00174329" officeooo:paragraph-rsid="00174329"/>
    </style:style>
    <style:style style:name="P4" style:family="paragraph" style:parent-style-name="Standard">
      <style:text-properties officeooo:rsid="00174329" officeooo:paragraph-rsid="0018126b"/>
    </style:style>
    <style:style style:name="P5" style:family="paragraph" style:parent-style-name="Standard">
      <style:text-properties officeooo:rsid="0018126b" officeooo:paragraph-rsid="0018126b"/>
    </style:style>
    <style:style style:name="P6" style:family="paragraph" style:parent-style-name="Text_20_body">
      <style:text-properties officeooo:rsid="001a5154" officeooo:paragraph-rsid="001a5154"/>
    </style:style>
    <style:style style:name="P7" style:family="paragraph" style:parent-style-name="Standard">
      <style:text-properties fo:font-weight="bold" officeooo:rsid="0018126b" officeooo:paragraph-rsid="0018126b" style:font-weight-asian="bold" style:font-weight-complex="bold"/>
    </style:style>
    <style:style style:name="P8" style:family="paragraph" style:parent-style-name="Standard">
      <style:text-properties officeooo:rsid="00155f8b" officeooo:paragraph-rsid="001c8b25"/>
    </style:style>
    <style:style style:name="P9" style:family="paragraph" style:parent-style-name="Standard">
      <style:text-properties officeooo:rsid="001c8b25" officeooo:paragraph-rsid="001c8b2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126b" style:font-weight-asian="bold" style:font-weight-complex="bold"/>
    </style:style>
    <style:style style:name="T3" style:family="text">
      <style:text-properties fo:font-weight="bold" officeooo:rsid="001c8b25" style:font-weight-asian="bold" style:font-weight-complex="bold"/>
    </style:style>
    <style:style style:name="T4" style:family="text">
      <style:text-properties officeooo:rsid="001812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Zend on Rails</text:p>
      <text:p text:style-name="P2">Sergej Hoffmann</text:p>
      <text:p text:style-name="P1"/>
      <text:p text:style-name="P1">ActiveRecord</text:p>
      <text:p text:style-name="P1"/>
      <text:p text:style-name="P1">Methoden</text:p>
      <text:p text:style-name="P1"/>
      <text:p text:style-name="P1"><text:span text:style-name="T1">first(</text:span><text:bookmark-start text:name="__DdeLink__71_1478166379"/><text:span text:style-name="T3">$like=1</text:span><text:bookmark-end text:name="__DdeLink__71_1478166379"/><text:span text:style-name="T1">)</text:span> - gibt ereste Eintrag aus dem Datenbank</text:p>
      <text:p text:style-name="P8"><text:span text:style-name="T1">last(</text:span><text:span text:style-name="T3">$like=1</text:span><text:span text:style-name="T1">)</text:span> - gibt letzete Eintrag aus dem Datenbank</text:p>
      <text:p text:style-name="P8"><text:span text:style-name="T1">all() </text:span>- gibt alle Einträge aus dem Datenbank zurück</text:p>
      <text:p text:style-name="P9">take(<text:span text:style-name="T1">$like</text:span>) - ist synonymem zu first() wobei Argument $like erforderlich ist </text:p>
      <text:p text:style-name="P1"/>
      <text:p text:style-name="P1"><text:span text:style-name="T1">find($id)</text:span> - sucht ein oder mehrere Einträge im Datenbank, suche erfolgt über Attribute(PrimaryKey ). Für mehrere Einträge muss man ID als array() übergeben.</text:p>
      <text:p text:style-name="P1"/>
      <text:p text:style-name="P3"><text:span text:style-name="T1">find_by_attribute($name, $argument) </text:span>– sucht ein Eintrag mithilfe Attribute Name und Wert.</text:p>
      <text:p text:style-name="P3"/>
      <text:p text:style-name="P3"><text:bookmark-start text:name="__DdeLink__1_700345341"/><text:span text:style-name="T1">find_or_create_by_</text:span><text:bookmark-end text:name="__DdeLink__1_700345341"/><text:span text:style-name="T1">attribute($column, $argument, $_ )</text:span> - diese Funktion überprüft ob ein Eintrag existiert, sonst fügt neu ein. <text:span text:style-name="T4">Mit </text:span><text:span text:style-name="T2">$_</text:span><text:span text:style-name="T4"> Variable kann man ein Array mit dazugehörige Attributen und deren Wert übergeben. </text:span></text:p>
      <text:p text:style-name="P3"/>
      <text:p text:style-name="P5">Es gibt sogenannte Magische Methoden dazu zahlen:</text:p>
      <text:p text:style-name="P4"><text:span text:style-name="T1">find_by_*</text:span><text:span text:style-name="T2">($value)</text:span></text:p>
      <text:p text:style-name="P7">find_or_create_by_*($value, $_=null)</text:p>
      <text:p text:style-name="P6">An statt Sternchen setzt man der Name des Atriebutt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12:58:41.320993429</meta:creation-date>
    <dc:date>2016-10-07T14:14:37.143872537</dc:date>
    <meta:editing-duration>PT4H20M53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1" meta:paragraph-count="15" meta:word-count="125" meta:character-count="899" meta:non-whitespace-character-count="786"/>
  </office:meta>
</office:document-meta>
</file>